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line-height="150%" fo:text-align="justify" style:justify-single-word="false" style:writing-mode="lr-tb"/>
      <style:text-properties fo:color="#000000" loext:opacity="100%" style:font-name="Times New Roman" style:font-size-asian="10.5pt"/>
    </style:style>
    <style:style style:name="P2" style:family="paragraph" style:parent-style-name="Text_20_body">
      <style:paragraph-properties fo:line-height="150%" fo:text-align="justify" style:justify-single-word="false"/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line-height="150%" fo:text-align="justify" style:justify-single-word="false" style:writing-mode="lr-tb"/>
      <style:text-properties fo:color="#000000" loext:opacity="100%" style:font-name="Times New Roman" style:font-size-asian="10.5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ABSTRACT</text:span></text:span></text:h>
      <text:p text:style-name="P2"><text:span text:style-name="T2">Attendance management is a critical process in educational institutions, workplaces, and training environments, ensuring accountability and record-keeping. Traditional attendance methods, such as manual roll calls or signature sheets, are time-consuming, error-prone, and inefficient, especially in large classrooms. Card-based systems and biometric methods, while more automated, have limitations including misuse, hygiene concerns, and dependency on specialized hardware. To address these issues, this project proposes a </text:span><text:span text:style-name="Strong_20_Emphasis"><text:span text:style-name="T2">Face Attendance System</text:span></text:span><text:span text:style-name="T2"> that utilizes </text:span><text:span text:style-name="Strong_20_Emphasis"><text:span text:style-name="T2">real-time face recognition</text:span></text:span><text:span text:style-name="T2"> for automated, accurate, and contactless attendance marking.</text:span></text:p>
      <text:p text:style-name="P2"><text:span text:style-name="T2">The system is developed as a </text:span><text:span text:style-name="Strong_20_Emphasis"><text:span text:style-name="T2">web-based application</text:span></text:span><text:span text:style-name="T2"> using HTML, CSS, and JavaScript, with </text:span><text:span text:style-name="Strong_20_Emphasis"><text:span text:style-name="T2">face-api.js</text:span></text:span><text:span text:style-name="T2"> serving as the core library for face detection and recognition. The system operates </text:span><text:span text:style-name="Strong_20_Emphasis"><text:span text:style-name="T2">entirely offline</text:span></text:span><text:span text:style-name="T2">, processing all data locally in the browser to maintain privacy and eliminate reliance on internet connectivity. It captures live video from a webcam, detects faces in real time, and matches them against a pre-stored database of labeled face descriptors. Attendance is marked automatically, with mechanisms in place to prevent duplicate entries and ensure accurate verification. Additionally, the system captures </text:span><text:span text:style-name="Strong_20_Emphasis"><text:span text:style-name="T2">snapshots of recognized faces</text:span></text:span><text:span text:style-name="T2"> as an audit trail, providing verifiable evidence for administrative purposes.</text:span></text:p>
      <text:p text:style-name="P2"><text:span text:style-name="T2">The application also includes features such as </text:span><text:span text:style-name="Strong_20_Emphasis"><text:span text:style-name="T2">dynamic member management</text:span></text:span><text:span text:style-name="T2">, allowing administrators to add new members with multiple reference images, and </text:span><text:span text:style-name="Strong_20_Emphasis"><text:span text:style-name="T2">exportable CSV reports</text:span></text:span><text:span text:style-name="T2"> for record-keeping and analysis. The intuitive interface supports camera toggling, attendance resetting, and efficient visualization of recognized faces.</text:span></text:p>
      <text:p text:style-name="P2"><text:span text:style-name="T2">By combining </text:span><text:span text:style-name="Strong_20_Emphasis"><text:span text:style-name="T2">accuracy, security, scalability, and user-friendliness</text:span></text:span><text:span text:style-name="T2">, the Face Attendance System addresses the limitations of traditional and existing automated systems. It offers a modern solution suitable for educational institutions seeking efficient, contactless attendance tracking. Future enhancements may include mobile compatibility, cloud-based synchronization, and integration with institutional management systems, making it a comprehensive and adaptable tool for attendance management.</text:span></text:p>
      <text:p text:style-name="P3"><text:bookmark text:name="__DdeLink__1959_2551293531 Copy 1"/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.499cm" fo:margin-right="1.499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14:58:05</meta:creation-date>
    <dc:language>en-IN</dc:language>
    <meta:print-date>2026-01-15T23:07:29.253981151</meta:print-date>
    <dc:date>2026-01-15T23:26:50.406629597</dc:date>
    <meta:editing-cycles>10</meta:editing-cycles>
    <meta:editing-duration>PT29M2S</meta:editing-duration>
    <meta:generator>LibreOffice/25.8.2.2$Linux_X86_64 LibreOffice_project/580$Build-2</meta:generator>
    <meta:document-statistic meta:table-count="0" meta:image-count="0" meta:object-count="0" meta:page-count="1" meta:paragraph-count="7" meta:word-count="295" meta:character-count="2354" meta:non-whitespace-character-count="2007"/>
    <meta:user-defined meta:name="AppVersion">15.0000</meta:user-defined>
  </office:meta>
</office:document-meta>
</file>